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6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3"/>
      <text:p text:style-name="P6"/>
      <text:p text:style-name="P7"/>
      <text:p text:style-name="P8">Teatro Nacional Cervantes</text:p>
      <text:p text:style-name="P8">Listado de ingreso a stock</text:p>
      <text:p text:style-name="P13"/>
      <text:p text:style-name="P5">
        <text:span text:style-name="T1">Fecha</text:span>
        <text:span text:style-name="T3">: 22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2">Bienes de consumo</text:p>
      <text:p text:style-name="P9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G1" office:value-type="string">
            <text:p text:style-name="P10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6</text:p>
          </table:table-cell>
          <table:table-cell table:style-name="TABLA_5f_ITEM_5f_STOCK.A2" office:value-type="string">
            <text:p text:style-name="P11">3333</text:p>
          </table:table-cell>
          <table:table-cell table:style-name="TABLA_5f_ITEM_5f_STOCK.A2" office:value-type="string">
            <text:p text:style-name="P11">resma hojas A4 x 5</text:p>
          </table:table-cell>
          <table:table-cell table:style-name="TABLA_5f_ITEM_5f_STOCK.A2" office:value-type="string">
            <text:p text:style-name="P11">12</text:p>
          </table:table-cell>
          <table:table-cell table:style-name="TABLA_5f_ITEM_5f_STOCK.A2" office:value-type="string">
            <text:p text:style-name="P11">4.0</text:p>
          </table:table-cell>
          <table:table-cell table:style-name="TABLA_5f_ITEM_5f_STOCK.G2" office:value-type="string">
            <text:p text:style-name="P11">4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6</text:p>
          </table:table-cell>
          <table:table-cell table:style-name="TABLA_5f_ITEM_5f_STOCK.A2" office:value-type="string">
            <text:p text:style-name="P11">6666</text:p>
          </table:table-cell>
          <table:table-cell table:style-name="TABLA_5f_ITEM_5f_STOCK.A2" office:value-type="string">
            <text:p text:style-name="P11">fibron pizarra verde</text:p>
          </table:table-cell>
          <table:table-cell table:style-name="TABLA_5f_ITEM_5f_STOCK.A2" office:value-type="string">
            <text:p text:style-name="P11">3</text:p>
          </table:table-cell>
          <table:table-cell table:style-name="TABLA_5f_ITEM_5f_STOCK.A2" office:value-type="string">
            <text:p text:style-name="P11">45.0</text:p>
          </table:table-cell>
          <table:table-cell table:style-name="TABLA_5f_ITEM_5f_STOCK.G2" office:value-type="string">
            <text:p text:style-name="P11">135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6</text:p>
          </table:table-cell>
          <table:table-cell table:style-name="TABLA_5f_ITEM_5f_STOCK.A2" office:value-type="string">
            <text:p text:style-name="P11">7777</text:p>
          </table:table-cell>
          <table:table-cell table:style-name="TABLA_5f_ITEM_5f_STOCK.A2" office:value-type="string">
            <text:p text:style-name="P11">fibron pizarra azul</text:p>
          </table:table-cell>
          <table:table-cell table:style-name="TABLA_5f_ITEM_5f_STOCK.A2" office:value-type="string">
            <text:p text:style-name="P11">3</text:p>
          </table:table-cell>
          <table:table-cell table:style-name="TABLA_5f_ITEM_5f_STOCK.A2" office:value-type="string">
            <text:p text:style-name="P11">8.0</text:p>
          </table:table-cell>
          <table:table-cell table:style-name="TABLA_5f_ITEM_5f_STOCK.G2" office:value-type="string">
            <text:p text:style-name="P11">24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5:57:47.994247646</dc:date>
    <meta:generator>LibreOffice/4.2.7.2$Linux_x86 LibreOffice_project/420m0$Build-2</meta:generator>
    <meta:editing-duration>PT1M26S</meta:editing-duration>
    <meta:editing-cycles>8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